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font-name="DejaVu Sans1"/>
    </style:style>
    <style:style style:name="P4" style:family="paragraph" style:parent-style-name="Standard">
      <style:text-properties style:font-name="DejaVu Sans1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language="sv" fo:country="S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0% 100%" style:font-name="DejaVu Sans" fo:font-size="12pt" fo:language="sv" fo:country="SE" fo:font-style="normal" fo:font-weight="normal" style:font-name-asian="DejaVu Sans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/>
    </style:style>
    <style:style style:name="T12" style:family="text">
      <style:text-properties style:font-name-asian="DejaVu Sans"/>
    </style:style>
    <style:style style:name="T13" style:family="text">
      <style:text-properties style:font-size-asian="12pt"/>
    </style:style>
    <style:style style:name="T14" style:family="text">
      <style:text-properties style:font-name-complex="DejaVu Sans"/>
    </style:style>
    <style:style style:name="T15" style:family="text">
      <style:text-properties style:font-size-complex="12pt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å en produkt tas ut ur ugnen har den temperaturen 700°C. Den svalar;</text:p>
      <text:p text:style-name="P2">avsvalkningstakten är proportionell med skillnaden i temperaturen mellan produkten och omgivningen.</text:p>
      <text:p text:style-name="P2"/>
      <text:p text:style-name="P2">Vilken av följande modeller är rimlig?</text:p>
      <text:p text:style-name="P2"/>
      <text:p text:style-name="P2">1)<text:tab/><text:tab/><text:tab/><text:tab/><text:tab/>2)</text:p>
      <text:p text:style-name="P2"><text:tab/><draw:frame draw:style-name="fr1" draw:name="Object1" text:anchor-type="as-char" svg:width="3.141cm" svg:height="1.148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draw:frame draw:style-name="fr1" draw:name="Object2" text:anchor-type="as-char" svg:width="2.469cm" svg:height="1.04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>1:an, ty temperaturen ska avta vilket kräver negativ derivata.</text:p>
      <text:p text:style-name="P2"/>
      <text:p text:style-name="P2"/>
      <text:p text:style-name="P2"/>
      <text:p text:style-name="P2">Bestäm lösningen till</text:p>
      <text:p text:style-name="P2"/>
      <text:p text:style-name="P2"><text:tab/><draw:frame draw:style-name="fr1" draw:name="Object3" text:anchor-type="as-char" svg:width="2.863cm" svg:height="1.0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>Vi söker en allmän lösning till motsvarande homogent system.</text:p>
      <text:p text:style-name="P2"/>
      <text:p text:style-name="P2"/>
      <text:p text:style-name="P2"><text:tab/><draw:frame draw:style-name="fr1" draw:name="Object4" text:anchor-type="as-char" svg:width="1.886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text:tab/><draw:frame draw:style-name="fr1" draw:name="Object5" text:anchor-type="as-char" svg:width="2.277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<draw:frame draw:style-name="fr1" draw:name="Object6" text:anchor-type="as-char" svg:width="2.328cm" svg:height="1.0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text:tab/><draw:frame draw:style-name="fr1" draw:name="Object7" text:anchor-type="as-char" svg:width="3.433cm" svg:height="1.04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text:tab/><draw:frame draw:style-name="fr1" draw:name="Object8" text:anchor-type="as-char" svg:width="3.431cm" svg:height="1.04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text:tab/><draw:frame draw:style-name="fr1" draw:name="Object9" text:anchor-type="as-char" svg:width="2.953cm" svg:height="1.04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text:tab/><draw:frame draw:style-name="fr1" draw:name="Object10" text:anchor-type="as-char" svg:width="5.274cm" svg:height="0.85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text:tab/><draw:frame draw:style-name="fr1" draw:name="Object11" text:anchor-type="as-char" svg:width="1.939cm" svg:height="0.8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5">En partikulärlösning till det ursprungliga systemet. Man kan gissa: T(t) = 40 är en lösning. ( <text:s/>(40 – 40) / 3 = 0 = D<text:span text:style-name="T5">t</text:span>(40) <text:s/>)</text:p>
      <text:p text:style-name="P2"/>
      <text:p text:style-name="P2">Den allmänna lösningen är alltså <draw:frame draw:style-name="fr2" draw:name="Object12" text:anchor-type="as-char" svg:y="-0.76cm" svg:width="3.214cm" svg:height="0.859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åt <text:s/>y = x<text:span text:style-name="T7">a</text:span>, a ∈ ℝ <text:s/>vara en lösning till differentialekvationen</text:p>
      <text:p text:style-name="P2"/>
      <text:p text:style-name="P2"><text:tab/>x²y'' + 4xy' + 2y = 0</text:p>
      <text:p text:style-name="P2"/>
      <text:p text:style-name="P2">Bestäm två linjärt oberoende lösningar.</text:p>
      <text:p text:style-name="P2"/>
      <text:p text:style-name="P2"/>
      <text:p text:style-name="P2">Insätt y = x<text:span text:style-name="T7">a</text:span> i ekvationen.</text:p>
      <text:p text:style-name="P2"/>
      <text:p text:style-name="P2"><text:tab/><draw:frame draw:style-name="fr1" draw:name="Object13" text:anchor-type="as-char" svg:width="6.708cm" svg:height="1.01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text:tab/><draw:frame draw:style-name="fr1" draw:name="Object14" text:anchor-type="as-char" svg:width="5.091cm" svg:height="0.55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text:tab/><draw:frame draw:style-name="fr1" draw:name="Object15" text:anchor-type="as-char" svg:width="4.509cm" svg:height="0.57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<text:tab/><draw:frame draw:style-name="fr1" draw:name="Object16" text:anchor-type="as-char" svg:width="3.799cm" svg:height="0.4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<text:tab/><draw:frame draw:style-name="fr1" draw:name="Object17" text:anchor-type="as-char" svg:width="3.36cm" svg:height="0.54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text:tab/><draw:frame draw:style-name="fr1" draw:name="Object18" text:anchor-type="as-char" svg:width="2.748cm" svg:height="0.54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text:tab/><draw:frame draw:style-name="fr1" draw:name="Object19" text:anchor-type="as-char" svg:width="1.552cm" svg:height="0.563cm" draw:z-index="18"><draw:object xlink:href="./Object 19" xlink:type="simple" xlink:show="embed" xlink:actuate="onLoad"/><draw:image xlink:href="./ObjectReplacements/Object 19" xlink:type="simple" xlink:show="embed" xlink:actuate="onLoad"/></draw:frame>,<text:tab/><draw:frame draw:style-name="fr1" draw:name="Object20" text:anchor-type="as-char" svg:width="1.552cm" svg:height="0.56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/>
      <text:p text:style-name="P2">Vi fick att <text:s/>y<text:span text:style-name="T5">1</text:span> = x<text:span text:style-name="T7">–1</text:span> <text:s/>och <text:s/>y<text:span text:style-name="T5">2</text:span> = x<text:span text:style-name="T7">–2</text:span> <text:s/>är lösningar.</text:p>
      <text:p text:style-name="P2"/>
      <text:p text:style-name="P2">De är linjärt oberoende. (Eftersom x<text:span text:style-name="T7">–1</text:span> ≠ kx<text:span text:style-name="T7">-2</text:span>, för en konstant, k.)</text:p>
      <text:p text:style-name="P2"/>
      <text:p text:style-name="P2">Den allmänna lösningen till ekvationen är</text:p>
      <text:p text:style-name="P2"/>
      <text:p text:style-name="P2"><text:tab/>y = Cx<text:span text:style-name="T7">–1</text:span> + Dx<text:span text:style-name="T7">–2</text:span></text:p>
      <text:p text:style-name="P2"><text:span text:style-name="T1"/></text:p>
      <text:p text:style-name="P2"/>
      <text:p text:style-name="P5">Låt <text:s/>y<text:span text:style-name="T5">p</text:span> = x³ <text:s/>vara en partikulärlösning till</text:p>
      <text:p text:style-name="P2"/>
      <text:p text:style-name="P2"><text:tab/>x²y'' + 4xy' + 2y = ƒ(x)</text:p>
      <text:p text:style-name="P2"/>
      <text:p text:style-name="P2">Bestäm ƒ(x).</text:p>
      <text:p text:style-name="P2"/>
      <text:p text:style-name="P2"/>
      <text:p text:style-name="P2">Lösning: <text:s/>insätt <text:s/>y<text:span text:style-name="T5">p</text:span> = x³ <text:s/>i ekvationen:</text:p>
      <text:p text:style-name="P2"/>
      <text:p text:style-name="P2"><text:tab/><draw:frame draw:style-name="fr1" draw:name="Object21" text:anchor-type="as-char" svg:width="5.249cm" svg:height="1.05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text:tab/><draw:frame draw:style-name="fr1" draw:name="Object22" text:anchor-type="as-char" svg:width="4.429cm" svg:height="0.55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<text:tab/><draw:frame draw:style-name="fr1" draw:name="Object23" text:anchor-type="as-char" svg:width="3.939cm" svg:height="0.554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<text:tab/><draw:frame draw:style-name="fr1" draw:name="Object24" text:anchor-type="as-char" svg:width="2.337cm" svg:height="0.5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⁅4.2.19.⁆</text:p>
      <text:p text:style-name="P2"/>
      <text:p text:style-name="P2">Bestäm den allmänna lösningen till</text:p>
      <text:p text:style-name="P2"/>
      <text:p text:style-name="P2"><text:tab/>x²y'' – 7xy' + 16y = 0</text:p>
      <text:p text:style-name="P2"/>
      <text:p text:style-name="P2">givet att <text:s/>y<text:span text:style-name="T5">1</text:span> = x<text:span text:style-name="T7">4</text:span> <text:s/>är en lösning.</text:p>
      <text:p text:style-name="P2"/>
      <text:p text:style-name="P2"/>
      <text:p text:style-name="P2"/>
      <text:p text:style-name="P2">Lösning:<text:tab/>Vi söker den andra linjärt oberoende lösningen på formen</text:p>
      <text:p text:style-name="P2"><text:tab/><text:tab/>y<text:span text:style-name="T5">2</text:span> = u(x)·y<text:span text:style-name="T5">1</text:span>(x).</text:p>
      <text:p text:style-name="P2"/>
      <text:p text:style-name="P2"/>
      <text:p text:style-name="P2"/>
      <text:p text:style-name="P2">Insätter <text:s/>y<text:span text:style-name="T5">2</text:span> <text:s/>i ekvationen:</text:p>
      <text:p text:style-name="P2"/>
      <text:p text:style-name="P2"><text:tab/><draw:frame draw:style-name="fr2" draw:name="Object25" text:anchor-type="as-char" svg:y="-0.404cm" svg:width="3.239cm" svg:height="0.563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><text:tab/><draw:frame draw:style-name="fr1" draw:name="Object26" text:anchor-type="as-char" svg:width="6.549cm" svg:height="1.06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<text:tab/><draw:frame draw:style-name="fr2" draw:name="Object27" text:anchor-type="as-char" svg:y="-0.522cm" svg:width="10.486cm" svg:height="0.646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2"><text:tab/><draw:frame draw:style-name="fr1" draw:name="Object28" text:anchor-type="as-char" svg:width="14.122cm" svg:height="1.184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2"/>
      <text:p text:style-name="P5"><text:tab/><draw:frame draw:style-name="fr1" draw:name="Object29" text:anchor-type="as-char" svg:width="6.294cm" svg:height="1.00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"/>
      <text:p text:style-name="P1"><text:span text:style-name="T2"><text:tab/><text:tab/></text:span><text:span text:style-name="T10">⇕</text:span></text:p>
      <text:p text:style-name="P1"><text:span text:style-name="T2"/></text:p>
      <text:p text:style-name="P1"><text:span text:style-name="T2"><text:tab/></text:span><text:span text:style-name="T2"><draw:frame draw:style-name="fr1" draw:name="Object30" text:anchor-type="as-char" svg:width="2.491cm" svg:height="0.49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tab/>Beteckna <text:s/>z(x) ≜ u'(x).</text:span></text:p>
      <text:p text:style-name="P1"><text:span text:style-name="T2"/></text:p>
      <text:p text:style-name="P1"><text:span text:style-name="T2"><text:tab/>För z har vi ekvationen</text:span></text:p>
      <text:p text:style-name="P1"><text:span text:style-name="T2"/></text:p>
      <text:p text:style-name="P1"><text:span text:style-name="T2"><text:tab/><text:tab/>z'x + z = 0</text:span></text:p>
      <text:p text:style-name="P1"><text:span text:style-name="T2"/></text:p>
      <text:p text:style-name="P1"><text:span text:style-name="T2"><text:tab/></text:span></text:p>
      <text:p text:style-name="P1"><text:span text:style-name="T2"><text:tab/></text:span><text:span text:style-name="T2"><draw:frame draw:style-name="fr1" draw:name="Object31" text:anchor-type="as-char" svg:width="2.004cm" svg:height="1.044cm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2" text:anchor-type="as-char" svg:width="2.455cm" svg:height="0.492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3" text:anchor-type="as-char" svg:width="2.053cm" svg:height="1.048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4" text:anchor-type="as-char" svg:width="3.157cm" svg:height="1.048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5" text:anchor-type="as-char" svg:width="3.115cm" svg:height="0.494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6" text:anchor-type="as-char" svg:width="3.627cm" svg:height="0.494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7" text:anchor-type="as-char" svg:width="2.254cm" svg:height="1.05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8" text:anchor-type="as-char" svg:width="2.171cm" svg:height="1.05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39" text:anchor-type="as-char" svg:width="1.162cm" svg:height="1.048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<text:tab/></text:span><text:span text:style-name="T2"><draw:frame draw:style-name="fr1" draw:name="Object40" text:anchor-type="as-char" svg:width="1.36cm" svg:height="1.048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41" text:anchor-type="as-char" svg:width="2.378cm" svg:height="1.048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42" text:anchor-type="as-char" svg:width="3.08cm" svg:height="0.494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"><text:span text:style-name="T2"/></text:p>
      <text:p text:style-name="P6"><text:span text:style-name="T2">Vi fick en lösning:</text:span></text:p>
      <text:p text:style-name="P1"><text:span text:style-name="T2"/></text:p>
      <text:p text:style-name="P1"><text:span text:style-name="T2"><text:tab/></text:span><text:span text:style-name="T2"><draw:frame draw:style-name="fr1" draw:name="Object43" text:anchor-type="as-char" svg:width="5.043cm" svg:height="0.616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"><text:span text:style-name="T2"/></text:p>
      <text:p text:style-name="P1"><text:span text:style-name="T2"><text:tab/>med godtyckliga konstanter, C och D.</text:span></text:p>
      <text:p text:style-name="P1"><text:span text:style-name="T2"/></text:p>
      <text:p text:style-name="P1"><text:span text:style-name="T2"/></text:p>
      <text:p text:style-name="P1"><text:span text:style-name="T2">Tag <text:s/>C = 1, <text:s/>D = 0.</text:span></text:p>
      <text:p text:style-name="P1"><text:span text:style-name="T2"/></text:p>
      <text:p text:style-name="P1"><text:span text:style-name="T2"><text:tab/>y</text:span><text:span text:style-name="T6">2</text:span><text:span text:style-name="T2"> = x</text:span><text:span text:style-name="T8">4</text:span><text:span text:style-name="T2"> ln |x|</text:span></text:p>
      <text:p text:style-name="P1"><text:span text:style-name="T2"/></text:p>
      <text:p text:style-name="P1"><text:span text:style-name="T2"><text:tab/>är linjärt oberoende av y</text:span><text:span text:style-name="T6">1</text:span><text:span text:style-name="T2"> = x</text:span><text:span text:style-name="T8">4</text:span><text:span text:style-name="T2">.</text:span></text:p>
      <text:p text:style-name="P1"><text:span text:style-name="T2"/></text:p>
      <text:p text:style-name="P1"><text:span text:style-name="T2"/></text:p>
      <text:p text:style-name="P1"><text:span text:style-name="T2">Den allmänna lösningen till ekvationen ovan är <text:s/>y = Ax</text:span><text:span text:style-name="T8">4</text:span><text:span text:style-name="T2"> + Bx</text:span><text:span text:style-name="T8">4</text:span><text:span text:style-name="T2"> ln |x|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Låt </text:span><text:span text:style-name="T3">A</text:span><text:span text:style-name="T2"> vara en reel matris.</text:span></text:p>
      <text:p text:style-name="P1"><text:span text:style-name="T2"/></text:p>
      <text:p text:style-name="P1"><text:span text:style-name="T2">Betrakta systemet av differential ekvationer: </text:span><text:span text:style-name="T2"><draw:frame draw:style-name="fr1" draw:name="Object44" text:anchor-type="as-char" svg:width="1.723cm" svg:height="0.556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"><text:span text:style-name="T2"/></text:p>
      <text:p text:style-name="P1"><text:span text:style-name="T2">En lösning till detta system ges av</text:span></text:p>
      <text:p text:style-name="P1"><text:span text:style-name="T2"/></text:p>
      <text:p text:style-name="P1"><text:span text:style-name="T2"><text:tab/></text:span><text:span text:style-name="T2"><draw:frame draw:style-name="fr1" draw:name="Object45" text:anchor-type="as-char" svg:width="2.295cm" svg:height="0.626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2">där</text:span><text:span text:style-name="T2"><draw:frame draw:style-name="fr1" draw:name="Object46" text:anchor-type="as-char" svg:width="0.679cm" svg:height="0.626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">och</text:span><text:span text:style-name="T2"><draw:frame draw:style-name="fr1" draw:name="Object47" text:anchor-type="as-char" svg:width="0.679cm" svg:height="0.626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2">är reela och vektorvärda funktioner.</text:span></text:p>
      <text:p text:style-name="P1"><text:span text:style-name="T4"/></text:p>
      <text:p text:style-name="P1"><text:span text:style-name="T2">Visa att även</text:span><text:span text:style-name="T2"><draw:frame draw:style-name="fr1" draw:name="Object48" text:anchor-type="as-char" svg:width="0.679cm" svg:height="0.626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2">och</text:span><text:span text:style-name="T2"><draw:frame draw:style-name="fr1" draw:name="Object49" text:anchor-type="as-char" svg:width="0.679cm" svg:height="0.626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2">är lösningar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Insätt</text:span><text:span text:style-name="T2"><draw:frame draw:style-name="fr1" draw:name="Object50" text:anchor-type="as-char" svg:width="0.492cm" svg:height="0.556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2">i systemet:</text:span></text:p>
      <text:p text:style-name="P1"><text:span text:style-name="T2"/></text:p>
      <text:p text:style-name="P1"><text:span text:style-name="T2"><text:tab/></text:span><text:span text:style-name="T2"><draw:frame draw:style-name="fr2" draw:name="Object51" text:anchor-type="as-char" svg:y="-0.69cm" svg:width="4.577cm" svg:height="0.69cm" draw:z-index="50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52" text:anchor-type="as-char" svg:width="4.597cm" svg:height="0.626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53" text:anchor-type="as-char" svg:width="5.637cm" svg:height="1.194cm" draw:z-index="52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<text:tab/>Både <text:s/>P</text:span><text:span text:style-name="T6">1</text:span><text:span text:style-name="T2"> <text:s/>och <text:s/>P</text:span><text:span text:style-name="T6">2</text:span><text:span text:style-name="T2"> <text:s/>ska vara noll.</text:span></text:p>
      <text:p text:style-name="P1"><text:span text:style-name="T2"/></text:p>
      <text:p text:style-name="P1"><text:span text:style-name="T2"><text:tab/>Både</text:span><text:span text:style-name="T2"><draw:frame draw:style-name="fr1" draw:name="Object54" text:anchor-type="as-char" svg:width="0.679cm" svg:height="0.626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2">och</text:span><text:span text:style-name="T2"><draw:frame draw:style-name="fr1" draw:name="Object55" text:anchor-type="as-char" svg:width="0.679cm" svg:height="0.626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2">är lösningar till systemet.</text:span></text:p>
      <text:p text:style-name="P1"><text:span text:style-name="T2"/></text:p>
      <text:p text:style-name="P6"><text:span text:style-name="T2">Bestäm den allmänna lösningen till systemet</text:span></text:p>
      <text:p text:style-name="P1"><text:span text:style-name="T2"/></text:p>
      <text:p text:style-name="P1"><text:span text:style-name="T2"><text:tab/></text:span><text:span text:style-name="T2"><draw:frame draw:style-name="fr1" draw:name="Object56" text:anchor-type="as-char" svg:width="2.933cm" svg:height="1.161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Vi söker egenvärden till </text:span><text:span text:style-name="T2"><draw:frame draw:style-name="fr1" draw:name="Object57" text:anchor-type="as-char" svg:width="2.517cm" svg:height="1.161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58" text:anchor-type="as-char" svg:width="11.194cm" svg:height="1.161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59" text:anchor-type="as-char" svg:width="5.973cm" svg:height="0.554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<text:tab/></text:span><text:span text:style-name="T2"><draw:frame draw:style-name="fr1" draw:name="Object60" text:anchor-type="as-char" svg:width="2.743cm" svg:height="0.554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61" text:anchor-type="as-char" svg:width="2.438cm" svg:height="0.499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62" text:anchor-type="as-char" svg:width="2.134cm" svg:height="0.49cm" draw:z-index="6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Vi söker egenvektorn</text:span><text:span text:style-name="T2"><draw:frame draw:style-name="fr1" draw:name="Object63" text:anchor-type="as-char" svg:width="0.46cm" svg:height="0.49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2">motsvarande <text:s/>λ = –1 ± 4i.</text:span></text:p>
      <text:p text:style-name="P1"><text:span text:style-name="T2"/></text:p>
      <text:p text:style-name="P1"><text:span text:style-name="T2"><text:tab/></text:span><text:span text:style-name="T2"><draw:frame draw:style-name="fr1" draw:name="Object64" text:anchor-type="as-char" svg:width="14.233cm" svg:height="1.161cm" draw:z-index="63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1"><text:span text:style-name="T2"/></text:p>
      <text:p text:style-name="P1"><text:span text:style-name="T2"><text:tab/></text:span><text:span text:style-name="T2"><draw:frame draw:style-name="fr1" draw:name="Object65" text:anchor-type="as-char" svg:width="2.207cm" svg:height="1.106cm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2"><text:tab/>En komplex lösning är</text:span></text:p>
      <text:p text:style-name="P1"><text:span text:style-name="T2"/></text:p>
      <text:p text:style-name="P1"><text:span text:style-name="T2"><text:tab/><text:tab/></text:span><text:span text:style-name="T2"><draw:frame draw:style-name="fr1" draw:name="Object66" text:anchor-type="as-char" svg:width="7.752cm" svg:height="1.106cm" draw:z-index="65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4"><text:span text:style-name="T2"/></text:p>
      <text:p text:style-name="P3"><text:tab/><text:tab/>= <text:span text:style-name="T2">Bla, bla, bla, se äldre anteckningar!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8H28M11S</meta:editing-duration>
    <meta:editing-cycles>94</meta:editing-cycles>
    <meta:generator>OpenOffice.org/3.1$Win32 OpenOffice.org_project/310m19$Build-9420</meta:generator>
    <dc:date>2010-10-15T13:20:04.23</dc:date>
    <dc:creator>Mattias </dc:creator>
    <meta:document-statistic meta:table-count="0" meta:image-count="0" meta:object-count="66" meta:page-count="6" meta:paragraph-count="104" meta:word-count="358" meta:character-count="19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o math:stretchy="false">−</math:mo>
        <math:mfenced math:open="" math:close="">
          <math:mfrac>
            <math:mrow>
              <math:mi math:fontstyle="normal">T</math:mi>
              <math:mo math:stretchy="false">−</math:mo>
              <math:mn>40</math:mn>
            </math:mrow>
            <math:mn>3</math:mn>
          </math:mfrac>
        </math:mfenced>
      </math:mrow>
    </math:mrow>
    <math:annotation math:encoding="StarMath 5.0">dT over dt = - left ( {T - 40} over 3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i math:fontstyle="normal">T</math:mi>
          </math:mfenced>
          <math:mo math:stretchy="false">=</math:mo>
          <math:msup>
            <math:mi math:fontstyle="normal">e</math:mi>
            <math:mrow>
              <math:mrow>
                <math:mo math:stretchy="false">−</math:mo>
                <math:mfrac>
                  <math:mn>1</math:mn>
                  <math:mn>3</math:mn>
                </math:mfrac>
              </math:mrow>
              <math:mrow>
                <math:mi math:fontstyle="normal">t</math:mi>
                <math:mo math:stretchy="false">+</math:mo>
                <math:mi math:fontstyle="normal">C</math:mi>
              </math:mrow>
            </math:mrow>
          </math:msup>
        </math:mrow>
        <math:mo math:stretchy="false">=</math:mo>
        <math:msup>
          <math:mi math:fontstyle="normal">e</math:mi>
          <math:mrow>
            <math:mrow>
              <math:mo math:stretchy="false">−</math:mo>
              <math:mfrac>
                <math:mn>1</math:mn>
                <math:mn>3</math:mn>
              </math:mfrac>
            </math:mrow>
            <math:mi math:fontstyle="normal">t</math:mi>
          </math:mrow>
        </math:msup>
      </math:mrow>
      <math:mrow>
        <math:msup>
          <math:mi math:fontstyle="normal">e</math:mi>
          <math:mi math:fontstyle="normal">C</math:mi>
        </math:msup>
        <math:mo math:stretchy="false">=</math:mo>
        <math:msup>
          <math:mi>Ce</math:mi>
          <math:mrow>
            <math:mrow>
              <math:mo math:stretchy="false">−</math:mo>
              <math:mfrac>
                <math:mn>1</math:mn>
                <math:mn>3</math:mn>
              </math:mfrac>
            </math:mrow>
            <math:mi math:fontstyle="normal">t</math:mi>
          </math:mrow>
        </math:msup>
      </math:mrow>
    </math:mrow>
    <math:annotation math:encoding="StarMath 5.0">abs T = e^{-{1 over 3}t + C} = e^{-{1 over 3}t}e^C = Ce^{-{1 over 3}t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o math:stretchy="false">=</math:mo>
      <math:msup>
        <math:mi>Ce</math:mi>
        <math:mrow>
          <math:mrow>
            <math:mo math:stretchy="false">−</math:mo>
            <math:mfrac>
              <math:mn>1</math:mn>
              <math:mn>3</math:mn>
            </math:mfrac>
          </math:mrow>
          <math:mi math:fontstyle="normal">t</math:mi>
        </math:mrow>
      </math:msup>
    </math:mrow>
    <math:annotation math:encoding="StarMath 5.0">T = Ce^{-{1 over 3}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sup>
            <math:mi>Ce</math:mi>
            <math:mrow>
              <math:mo math:stretchy="false">−</math:mo>
              <math:mfrac>
                <math:mi math:fontstyle="normal">t</math:mi>
                <math:mn>3</math:mn>
              </math:mfrac>
            </math:mrow>
          </math:msup>
          <math:mo math:stretchy="false">+</math:mo>
          <math:mn>40</math:mn>
        </math:mrow>
      </math:mrow>
    </math:mrow>
    <math:annotation math:encoding="StarMath 5.0">T(t) = Ce^{- {t over 3}} + 4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under>
          <math:munder math:accent="true">
            <math:mrow>
              <math:mi math:fontstyle="normal">a</math:mi>
              <math:mrow>
                <math:mo math:stretchy="false">(</math:mo>
                <math:mrow>
                  <math:mi math:fontstyle="normal">a</math:mi>
                  <math:mo math:stretchy="false">−</math:mo>
                  <math:mn>1</math:mn>
                </math:mrow>
                <math:mo math:stretchy="false">)</math:mo>
              </math:mrow>
              <math:msup>
                <math:mi math:fontstyle="normal">x</math:mi>
                <math:mrow>
                  <math:mi math:fontstyle="normal">a</math:mi>
                  <math:mo math:stretchy="false">−</math:mo>
                  <math:mn>2</math:mn>
                </math:mrow>
              </math:msup>
            </math:mrow>
            <math:mo math:stretchy="false"></math:mo>
          </math:munder>
          <math:mrow>
            <math:mi math:fontstyle="normal">y</math:mi>
            <math:mi math:fontstyle="normal">'</math:mi>
            <math:mi math:fontstyle="normal">'</math:mi>
          </math:mrow>
        </math:munder>
        <math:mo math:stretchy="false">+</math:mo>
        <math:mn>4x</math:mn>
      </math:mrow>
      <math:mrow>
        <math:munder>
          <math:munder math:accent="true">
            <math:msup>
              <math:mi>ax</math:mi>
              <math:mrow>
                <math:mi math:fontstyle="normal">a</math:mi>
                <math:mo math:stretchy="false">−</math:mo>
                <math:mn>1</math:mn>
              </math:mrow>
            </math:msup>
            <math:mo math:stretchy="false"></math:mo>
          </math:munder>
          <math:mrow>
            <math:mi math:fontstyle="normal">y</math:mi>
            <math:mi math:fontstyle="normal">'</math:mi>
          </math:mrow>
        </math:munder>
        <math:mo math:stretchy="false">+</math:mo>
        <math:mn>2</math:mn>
      </math:mrow>
      <math:mrow>
        <math:munder>
          <math:munder math:accent="true">
            <math:msup>
              <math:mi math:fontstyle="normal">x</math:mi>
              <math:mi math:fontstyle="normal">a</math:mi>
            </math:msup>
            <math:mo math:stretchy="false"></math:mo>
          </math:munder>
          <math:mi math:fontstyle="normal">y</math:mi>
        </math:munder>
        <math:mo math:stretchy="false">=</math:mo>
        <math:mn>0</math:mn>
      </math:mrow>
    </math:mrow>
    <math:annotation math:encoding="StarMath 5.0">x^2 {{a(a-1)x^{a-2}} underbrace {y''}} + 4x{{ax^{a-1}} underbrace {y'}} + 2{{x^a} underbrace {y}} = 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row>
          <math:mi math:fontstyle="normal">a</math:mi>
          <math:mo math:stretchy="false">−</math:mo>
          <math:mn>1</math:mn>
        </math:mrow>
        <math:mo math:stretchy="false">)</math:mo>
      </math:mrow>
      <math:mrow>
        <math:mrow>
          <math:mrow>
            <math:msup>
              <math:mi math:fontstyle="normal">x</math:mi>
              <math:mi math:fontstyle="normal">a</math:mi>
            </math:msup>
            <math:mo math:stretchy="false">+</math:mo>
            <math:msup>
              <math:mn>4ax</math:mn>
              <math:mi math:fontstyle="normal">a</math:mi>
            </math:msup>
          </math:mrow>
          <math:mo math:stretchy="false">+</math:mo>
          <math:msup>
            <math:mn>2x</math:mn>
            <math:mi math:fontstyle="normal">a</math:mi>
          </math:msup>
        </math:mrow>
        <math:mo math:stretchy="false">=</math:mo>
        <math:mn>0</math:mn>
      </math:mrow>
    </math:mrow>
    <math:annotation math:encoding="StarMath 5.0">a(a-1)x^a + 4ax^a + 2x^a = 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i math:fontstyle="normal">a</math:mi>
      </math:msup>
      <math:mrow>
        <math:mfenced math:open="" math:close="">
          <math:mrow>
            <math:mi math:fontstyle="normal">a</math:mi>
            <math:mrow>
              <math:mrow>
                <math:mrow>
                  <math:mo math:stretchy="false">(</math:mo>
                  <math:mrow>
                    <math:mi math:fontstyle="normal">a</math:mi>
                    <math:mo math:stretchy="false">−</math:mo>
                    <math:mn>1</math:mn>
                  </math:mrow>
                  <math:mo math:stretchy="false">)</math:mo>
                </math:mrow>
                <math:mo math:stretchy="false">+</math:mo>
                <math:mn>4a</math:mn>
              </math:mrow>
              <math:mo math:stretchy="false">+</math:mo>
              <math:mn>2</math:mn>
            </math:mrow>
          </math:mrow>
        </math:mfenced>
        <math:mo math:stretchy="false">=</math:mo>
        <math:mn>0</math:mn>
      </math:mrow>
    </math:mrow>
    <math:annotation math:encoding="StarMath 5.0">x^a left ( a(a-1) + 4a + 2 right )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row>
            <math:mrow>
              <math:mo math:stretchy="false">(</math:mo>
              <math:mrow>
                <math:mi math:fontstyle="normal">a</math:mi>
                <math:mo math:stretchy="false">−</math:mo>
                <math:mn>1</math:mn>
              </math:mrow>
              <math:mo math:stretchy="false">)</math:mo>
            </math:mrow>
            <math:mo math:stretchy="false">+</math:mo>
            <math:mn>4a</math:mn>
          </math:mrow>
          <math:mo math:stretchy="false">+</math:mo>
          <math:mn>2</math:mn>
        </math:mrow>
        <math:mo math:stretchy="false">=</math:mo>
        <math:mn>0</math:mn>
      </math:mrow>
    </math:mrow>
    <math:annotation math:encoding="StarMath 5.0">a(a-1) + 4a + 2 = 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 math:fontstyle="normal">a</math:mi>
              <math:mn>2</math:mn>
            </math:msup>
            <math:mo math:stretchy="false">−</math:mo>
            <math:mi math:fontstyle="normal">a</math:mi>
          </math:mrow>
          <math:mo math:stretchy="false">+</math:mo>
          <math:mn>4a</math:mn>
        </math:mrow>
        <math:mo math:stretchy="false">+</math:mo>
        <math:mn>2</math:mn>
      </math:mrow>
      <math:mo math:stretchy="false">=</math:mo>
      <math:mn>0</math:mn>
    </math:mrow>
    <math:annotation math:encoding="StarMath 5.0">a^2 - a + 4a + 2 = 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a</math:mi>
            <math:mn>2</math:mn>
          </math:msup>
          <math:mo math:stretchy="false">+</math:mo>
          <math:mn>3a</math:mn>
        </math:mrow>
        <math:mo math:stretchy="false">+</math:mo>
        <math:mn>2</math:mn>
      </math:mrow>
      <math:mo math:stretchy="false">=</math:mo>
      <math:mn>0</math:mn>
    </math:mrow>
    <math:annotation math:encoding="StarMath 5.0">a^2 + 3a + 2 = 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1</math:mn>
      </math:msub>
      <math:mo math:stretchy="false">=</math:mo>
      <math:mrow>
        <math:mo math:stretchy="false">−</math:mo>
        <math:mn>1</math:mn>
      </math:mrow>
    </math:mrow>
    <math:annotation math:encoding="StarMath 5.0">a_1 = -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frac>
        <math:mrow>
          <math:mi math:fontstyle="normal">T</math:mi>
          <math:mo math:stretchy="false">−</math:mo>
          <math:mn>30</math:mn>
        </math:mrow>
        <math:mn>3</math:mn>
      </math:mfrac>
    </math:mrow>
    <math:annotation math:encoding="StarMath 5.0">dT over dt = {T - 30} over 3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2</math:mn>
      </math:msub>
      <math:mo math:stretchy="false">=</math:mo>
      <math:mrow>
        <math:mo math:stretchy="false">−</math:mo>
        <math:mn>2</math:mn>
      </math:mrow>
    </math:mrow>
    <math:annotation math:encoding="StarMath 5.0">a_2 = -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row>
          <math:munder>
            <math:munder math:accent="true">
              <math:mn>6x</math:mn>
              <math:mo math:stretchy="false"></math:mo>
            </math:munder>
            <math:mrow>
              <math:msub>
                <math:mi math:fontstyle="normal">y</math:mi>
                <math:mi math:fontstyle="normal">p</math:mi>
              </math:msub>
              <math:mi math:fontstyle="normal">'</math:mi>
              <math:mi math:fontstyle="normal">'</math:mi>
            </math:mrow>
          </math:munder>
          <math:mo math:stretchy="false">+</math:mo>
          <math:mrow>
            <math:mn>4x</math:mn>
            <math:mo math:stretchy="false">⋅</math:mo>
            <math:munder>
              <math:munder math:accent="true">
                <math:msup>
                  <math:mn>3x</math:mn>
                  <math:mn>2</math:mn>
                </math:msup>
                <math:mo math:stretchy="false"></math:mo>
              </math:munder>
              <math:mrow>
                <math:msub>
                  <math:mi math:fontstyle="normal">y</math:mi>
                  <math:mi math:fontstyle="normal">p</math:mi>
                </math:msub>
                <math:mi math:fontstyle="normal">'</math:mi>
              </math:mrow>
            </math:munder>
          </math:mrow>
        </math:mrow>
        <math:mo math:stretchy="false">+</math:mo>
        <math:mn>2</math:mn>
      </math:mrow>
      <math:mrow>
        <math:munder>
          <math:munder math:accent="true">
            <math:msup>
              <math:mi math:fontstyle="normal">x</math:mi>
              <math:mn>3</math:mn>
            </math:msup>
            <math:mo math:stretchy="false"></math:mo>
          </math:munder>
          <math:msub>
            <math:mi math:fontstyle="normal">y</math:mi>
            <math:mi math:fontstyle="normal">p</math:mi>
          </math:msub>
        </math:munder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x^2 {{6x} underbrace {{y_p}''}} + 4x cdot {{3x^2} underbrace {{y_p}'}} + 2{{x^3} underbrace {y_p}} = ƒ(x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n>6x</math:mn>
              <math:mn>3</math:mn>
            </math:msup>
            <math:mo math:stretchy="false">+</math:mo>
            <math:msup>
              <math:mn>12x</math:mn>
              <math:mn>3</math:mn>
            </math:msup>
          </math:mrow>
          <math:mo math:stretchy="false">+</math:mo>
          <math:msup>
            <math:mn>2x</math:mn>
            <math:mn>3</math:mn>
          </math:msup>
        </math:mrow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6x^3 + 12x^3 + 2x^3 = ƒ(x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n>6</math:mn>
            <math:mo math:stretchy="false">+</math:mo>
            <math:mn>12</math:mn>
          </math:mrow>
          <math:mo math:stretchy="false">+</math:mo>
          <math:mn>2</math:mn>
        </math:mrow>
        <math:mo math:stretchy="false">)</math:mo>
      </math:mrow>
      <math:mrow>
        <math:msup>
          <math:mi math:fontstyle="normal">x</math:mi>
          <math:mn>3</math:mn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(6 + 12 + 2)x^3 = ƒ(x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p>
          <math:mn>20x</math:mn>
          <math:mn>3</math:mn>
        </math:msup>
      </math:mrow>
    </math:mrow>
    <math:annotation math:encoding="StarMath 5.0">ƒ(x) = 20x^3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row>
        <math:mi math:fontstyle="normal">'</math:mi>
        <math:mo math:stretchy="false">=</math:mo>
        <math:mi math:fontstyle="normal">u</math:mi>
      </math:mrow>
      <math:mi math:fontstyle="normal">'</math:mi>
      <math:mrow>
        <math:msub>
          <math:mi math:fontstyle="normal">y</math:mi>
          <math:mn>1</math:mn>
        </math:msub>
        <math:mo math:stretchy="false">+</math:mo>
        <math:msub>
          <math:mi>uy</math:mi>
          <math:mn>1</math:mn>
        </math:msub>
      </math:mrow>
      <math:mi math:fontstyle="normal">'</math:mi>
    </math:mrow>
    <math:annotation math:encoding="StarMath 5.0">y_2 ' = u'y_1 + uy_1 '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i math:fontstyle="normal">'</math:mi>
      <math:mrow>
        <math:mi math:fontstyle="normal">'</math:mi>
        <math:mo math:stretchy="false">=</math:mo>
        <math:mi math:fontstyle="normal">u</math:mi>
      </math:mrow>
      <math:mi math:fontstyle="normal">'</math:mi>
      <math:mi math:fontstyle="normal">'</math:mi>
      <math:mrow>
        <math:mrow>
          <math:msub>
            <math:mi math:fontstyle="normal">y</math:mi>
            <math:mn>1</math:mn>
          </math:msub>
          <math:mo math:stretchy="false">+</math:mo>
          <math:munder>
            <math:munder math:accent="true">
              <math:mrow>
                <math:mi math:fontstyle="normal">u</math:mi>
                <math:mi math:fontstyle="normal">'</math:mi>
                <math:msub>
                  <math:mi math:fontstyle="normal">y</math:mi>
                  <math:mn>1</math:mn>
                </math:msub>
                <math:mrow>
                  <math:mi math:fontstyle="normal">'</math:mi>
                  <math:mo math:stretchy="false">+</math:mo>
                  <math:mi math:fontstyle="normal">u</math:mi>
                </math:mrow>
                <math:mi math:fontstyle="normal">'</math:mi>
                <math:msub>
                  <math:mi math:fontstyle="normal">y</math:mi>
                  <math:mn>1</math:mn>
                </math:msub>
                <math:mi math:fontstyle="normal">'</math:mi>
              </math:mrow>
              <math:mo math:stretchy="false"></math:mo>
            </math:munder>
            <math:mrow>
              <math:mn>2u</math:mn>
              <math:mi math:fontstyle="normal">'</math:mi>
              <math:msub>
                <math:mi math:fontstyle="normal">y</math:mi>
                <math:mn>1</math:mn>
              </math:msub>
              <math:mi math:fontstyle="normal">'</math:mi>
            </math:mrow>
          </math:munder>
        </math:mrow>
        <math:mo math:stretchy="false">+</math:mo>
        <math:msub>
          <math:mi>uy</math:mi>
          <math:mn>1</math:mn>
        </math:msub>
      </math:mrow>
      <math:mi math:fontstyle="normal">'</math:mi>
      <math:mi math:fontstyle="normal">'</math:mi>
    </math:mrow>
    <math:annotation math:encoding="StarMath 5.0">y_2 '' = u''y_1 + {{u'y_1 ' + u'y_1 '} underbrace {2u'y_1 '}} + uy_1 ''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fenced math:open="" math:close="">
          <math:mrow>
            <math:mi math:fontstyle="normal">u</math:mi>
            <math:mi math:fontstyle="normal">'</math:mi>
            <math:mi math:fontstyle="normal">'</math:mi>
            <math:mrow>
              <math:msub>
                <math:mi math:fontstyle="normal">y</math:mi>
                <math:mn>1</math:mn>
              </math:msub>
              <math:mo math:stretchy="false">+</math:mo>
              <math:mn>2u</math:mn>
            </math:mrow>
            <math:mi math:fontstyle="normal">'</math:mi>
            <math:msub>
              <math:mi math:fontstyle="normal">y</math:mi>
              <math:mn>1</math:mn>
            </math:msub>
            <math:mrow>
              <math:mi math:fontstyle="normal">'</math:mi>
              <math:mo math:stretchy="false">+</math:mo>
              <math:munder math:accentunder="true">
                <math:mrow>
                  <math:msub>
                    <math:mi>uy</math:mi>
                    <math:mn>1</math:mn>
                  </math:msub>
                  <math:mi math:fontstyle="normal">'</math:mi>
                  <math:mi math:fontstyle="normal">'</math:mi>
                </math:mrow>
                <math:mo>̲</math:mo>
              </math:munder>
            </math:mrow>
          </math:mrow>
        </math:mfenced>
        <math:mo math:stretchy="false">+</math:mo>
        <math:mn>7x</math:mn>
      </math:mrow>
      <math:mrow>
        <math:mrow>
          <math:mfenced math:open="" math:close="">
            <math:mrow>
              <math:mi math:fontstyle="normal">u</math:mi>
              <math:mi math:fontstyle="normal">'</math:mi>
              <math:mrow>
                <math:msub>
                  <math:mi math:fontstyle="normal">y</math:mi>
                  <math:mn>1</math:mn>
                </math:msub>
                <math:mo math:stretchy="false">+</math:mo>
                <math:munder math:accentunder="true">
                  <math:mrow>
                    <math:msub>
                      <math:mi>uy</math:mi>
                      <math:mn>1</math:mn>
                    </math:msub>
                    <math:mi math:fontstyle="normal">'</math:mi>
                  </math:mrow>
                  <math:mo>̲</math:mo>
                </math:munder>
              </math:mrow>
            </math:mrow>
          </math:mfenced>
          <math:mo math:stretchy="false">+</math:mo>
          <math:munder math:accentunder="true">
            <math:msub>
              <math:mn>16uy</math:mn>
              <math:mn>1</math:mn>
            </math:msub>
            <math:mo>̲</math:mo>
          </math:munder>
        </math:mrow>
        <math:mo math:stretchy="false">=</math:mo>
        <math:mn>0</math:mn>
      </math:mrow>
    </math:mrow>
    <math:annotation math:encoding="StarMath 5.0">x^2 left ( u''y_1 + 2u'y_1 ' + underline{uy_1 ''} right ) + 7x left (u'y_1 + underline{uy_1 '} right ) + underline{16uy_1} = 0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text>VL</math:mtext>
        <math:mo math:stretchy="false">=</math:mo>
        <math:mi math:fontstyle="normal">u</math:mi>
      </math:mrow>
      <math:mrow>
        <math:munder>
          <math:munder math:accent="true">
            <math:mfenced math:open="" math:close="">
              <math:munder math:accentunder="true">
                <math:mrow>
                  <math:msup>
                    <math:mi math:fontstyle="normal">x</math:mi>
                    <math:mn>2</math:mn>
                  </math:msup>
                  <math:msub>
                    <math:mi math:fontstyle="normal">y</math:mi>
                    <math:mn>1</math:mn>
                  </math:msub>
                  <math:mi math:fontstyle="normal">'</math:mi>
                  <math:mrow>
                    <math:mi math:fontstyle="normal">'</math:mi>
                    <math:mo math:stretchy="false">−</math:mo>
                    <math:msub>
                      <math:mn>7x</math:mn>
                      <math:mn>1</math:mn>
                    </math:msub>
                  </math:mrow>
                  <math:mrow>
                    <math:mi math:fontstyle="normal">'</math:mi>
                    <math:mo math:stretchy="false">+</math:mo>
                    <math:mn>16</math:mn>
                  </math:mrow>
                  <math:msub>
                    <math:mi math:fontstyle="normal">y</math:mi>
                    <math:mn>1</math:mn>
                  </math:msub>
                </math:mrow>
                <math:mo>̲</math:mo>
              </math:munder>
            </math:mfenced>
            <math:mo math:stretchy="false"></math:mo>
          </math:munder>
          <math:mrow>
            <math:mrow>
              <math:mtext/>
              <math:mo math:stretchy="false">=</math:mo>
              <math:mn>0</math:mn>
            </math:mrow>
            <math:mtext>,  ty </math:mtext>
            <math:msub>
              <math:mi math:fontstyle="normal">y</math:mi>
              <math:mn>1</math:mn>
            </math:msub>
            <math:mtext> är en lösning</math:mtext>
          </math:mrow>
        </math:munder>
        <math:mo math:stretchy="false">+</math:mo>
        <math:msup>
          <math:mi math:fontstyle="normal">x</math:mi>
          <math:mn>2</math:mn>
        </math:msup>
      </math:mrow>
      <math:mi math:fontstyle="normal">u</math:mi>
      <math:mi math:fontstyle="normal">'</math:mi>
      <math:mi math:fontstyle="normal">'</math:mi>
      <math:msub>
        <math:mi math:fontstyle="normal">y</math:mi>
        <math:mn>1</math:mn>
      </math:msub>
      <math:mrow>
        <math:mi math:fontstyle="normal">u</math:mi>
        <math:mo math:stretchy="false">+</math:mo>
        <math:msup>
          <math:mn>2x</math:mn>
          <math:mn>2</math:mn>
        </math:msup>
      </math:mrow>
      <math:mi math:fontstyle="normal">u</math:mi>
      <math:mi math:fontstyle="normal">'</math:mi>
      <math:msub>
        <math:mi math:fontstyle="normal">y</math:mi>
        <math:mn>1</math:mn>
      </math:msub>
      <math:mrow>
        <math:mi math:fontstyle="normal">'</math:mi>
        <math:mo math:stretchy="false">−</math:mo>
        <math:mn>7xu</math:mn>
      </math:mrow>
      <math:mi math:fontstyle="normal">'</math:mi>
      <math:mrow>
        <math:msub>
          <math:mi math:fontstyle="normal">y</math:mi>
          <math:mn>1</math:mn>
        </math:msub>
        <math:mo math:stretchy="false">=</math:mo>
        <math:mtext>{</math:mtext>
      </math:mrow>
      <math:mrow>
        <math:msub>
          <math:mi math:fontstyle="normal">y</math:mi>
          <math:mn>1</math:mn>
        </math:msub>
        <math:mo math:stretchy="false">=</math:mo>
        <math:msup>
          <math:mi math:fontstyle="normal">x</math:mi>
          <math:mn>4</math:mn>
        </math:msup>
      </math:mrow>
      <math:mrow>
        <math:mtext>}</math:mtext>
        <math:mo math:stretchy="false">=</math:mo>
        <math:mtext/>
      </math:mrow>
    </math:mrow>
    <math:annotation math:encoding="StarMath 5.0">"VL" = u {{left ( underline{x^2 y_1 '' - 7x_1 ' + 16 y_1} right )} underbrace {"" = 0 ",  ty " y_1 " är en lösning"}} + x^2 u''y_1 u + 2x^2 u'y_1 ' - 7xu'y_1 = "{" y_1 = x^4 "}" = ""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u</math:mi>
      </math:mrow>
      <math:mi math:fontstyle="normal">'</math:mi>
      <math:mi math:fontstyle="normal">'</math:mi>
      <math:mrow>
        <math:msup>
          <math:mi math:fontstyle="normal">x</math:mi>
          <math:mn>6</math:mn>
        </math:msup>
        <math:mo math:stretchy="false">+</math:mo>
        <math:mi math:fontstyle="normal">u</math:mi>
      </math:mrow>
      <math:mi math:fontstyle="normal">'</math:mi>
      <math:mrow>
        <math:msup>
          <math:mi math:fontstyle="normal">x</math:mi>
          <math:mn>5</math:mn>
        </math:msup>
        <math:mo math:stretchy="false">=</math:mo>
        <math:msup>
          <math:mi math:fontstyle="normal">x</math:mi>
          <math:mn>5</math:mn>
        </math:msup>
      </math:mrow>
      <math:mrow>
        <math:mrow>
          <math:mo math:stretchy="false">(</math:mo>
          <math:munder>
            <math:munder math:accent="true">
              <math:mrow>
                <math:mi math:fontstyle="normal">u</math:mi>
                <math:mi math:fontstyle="normal">'</math:mi>
                <math:mi math:fontstyle="normal">'</math:mi>
                <math:mrow>
                  <math:mi math:fontstyle="normal">x</math:mi>
                  <math:mo math:stretchy="false">+</math:mo>
                  <math:mi math:fontstyle="normal">u</math:mi>
                </math:mrow>
                <math:mi math:fontstyle="normal">'</math:mi>
              </math:mrow>
              <math:mo math:stretchy="false"></math:mo>
            </math:munder>
            <math:mtext>för alla x</math:mtext>
          </math:munder>
          <math:mo math:stretchy="false">)</math:mo>
        </math:mrow>
        <math:mo math:stretchy="false">=</math:mo>
        <math:mn>0</math:mn>
      </math:mrow>
    </math:mrow>
    <math:annotation math:encoding="StarMath 5.0">"" = u''x^6 + u'x^5 = x^5 ( {{u''x + u'} underbrace {"för alla x"}} ) =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row>
          <math:mo math:stretchy="false">−</math:mo>
          <math:mfrac>
            <math:mi math:fontstyle="normal">T</math:mi>
            <math:mn>3</math:mn>
          </math:mfrac>
        </math:mrow>
        <math:mo math:stretchy="false">+</math:mo>
        <math:mfrac>
          <math:mn>40</math:mn>
          <math:mn>3</math:mn>
        </math:mfrac>
      </math:mrow>
    </math:mrow>
    <math:annotation math:encoding="StarMath 5.0">dT over dt = - {T over 3} + {40 over 3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i math:fontstyle="normal">'</math:mi>
      <math:mrow>
        <math:mi math:fontstyle="normal">x</math:mi>
        <math:mo math:stretchy="false">+</math:mo>
        <math:mi math:fontstyle="normal">u</math:mi>
      </math:mrow>
      <math:mrow>
        <math:mi math:fontstyle="normal">'</math:mi>
        <math:mo math:stretchy="false">=</math:mo>
        <math:mn>0</math:mn>
      </math:mrow>
    </math:mrow>
    <math:annotation math:encoding="StarMath 5.0">u''x + u' = 0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frac>
        <math:mi>dz</math:mi>
        <math:mi>dx</math:mi>
      </math:mfrac>
      <math:mrow>
        <math:mi math:fontstyle="normal">x</math:mi>
        <math:mo math:stretchy="false">=</math:mo>
        <math:mrow>
          <math:mo math:stretchy="false">−</math:mo>
          <math:mi math:fontstyle="normal">z</math:mi>
        </math:mrow>
      </math:mrow>
    </math:mrow>
    <math:annotation math:encoding="StarMath 5.0">{dz over dx} x = -z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>dz</math:mi>
        <math:mo math:stretchy="false">=</math:mo>
        <math:mrow>
          <math:mo math:stretchy="false">−</math:mo>
          <math:mi math:fontstyle="normal">z</math:mi>
        </math:mrow>
      </math:mrow>
      <math:mi>dx</math:mi>
    </math:mrow>
    <math:annotation math:encoding="StarMath 5.0">x dz = -z dx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i>dz</math:mi>
        <math:mi math:fontstyle="normal">z</math:mi>
      </math:mfrac>
      <math:mo math:stretchy="false">=</math:mo>
      <math:mrow>
        <math:mo math:stretchy="false">−</math:mo>
        <math:mfrac>
          <math:mi>dx</math:mi>
          <math:mi math:fontstyle="normal">x</math:mi>
        </math:mfrac>
      </math:mrow>
    </math:mrow>
    <math:annotation math:encoding="StarMath 5.0">{dz over z} = - {dx over x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z</math:mi>
          <math:mi math:fontstyle="normal">z</math:mi>
        </math:mfrac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i>dx</math:mi>
            <math:mi math:fontstyle="normal">x</math:mi>
          </math:mfrac>
        </math:mrow>
      </math:mrow>
    </math:mrow>
    <math:annotation math:encoding="StarMath 5.0">{size *1.25 int ""} {dz over z} = {size *1.25 int ""} - {dx over x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row>
          <math:mo math:stretchy="false">−</math:mo>
          <math:mi>ln</math:mi>
        </math:mrow>
      </math:mrow>
      <math:mrow>
        <math:mfenced math:open="∣" math:close="∣">
          <math:mi math:fontstyle="normal">x</math:mi>
        </math:mfenced>
        <math:mo math:stretchy="false">+</math:mo>
        <math:mi math:fontstyle="normal">C</math:mi>
      </math:mrow>
    </math:mrow>
    <math:annotation math:encoding="StarMath 5.0">ln abs z = - ln abs x + C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row>
          <math:mo math:stretchy="false">−</math:mo>
          <math:mi>ln</math:mi>
        </math:mrow>
      </math:mrow>
      <math:mrow>
        <math:mfenced math:open="∣" math:close="∣">
          <math:mi math:fontstyle="normal">x</math:mi>
        </math:mfenced>
        <math:mo math:stretchy="false">+</math:mo>
        <math:mi>ln</math:mi>
      </math:mrow>
      <math:mi/>
      <math:mi math:fontstyle="normal">C</math:mi>
    </math:mrow>
    <math:annotation math:encoding="StarMath 5.0">ln abs z = - ln abs x + ln`C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i>ln</math:mi>
      </math:mrow>
      <math:mfrac>
        <math:mi math:fontstyle="normal">C</math:mi>
        <math:mfenced math:open="∣" math:close="∣">
          <math:mi math:fontstyle="normal">x</math:mi>
        </math:mfenced>
      </math:mfrac>
    </math:mrow>
    <math:annotation math:encoding="StarMath 5.0">ln abs z = ln {C over {abs x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i math:fontstyle="normal">z</math:mi>
        </math:mfenced>
        <math:mo math:stretchy="false">=</math:mo>
        <math:mfrac>
          <math:mi math:fontstyle="normal">C</math:mi>
          <math:mfenced math:open="∣" math:close="∣">
            <math:mi math:fontstyle="normal">x</math:mi>
          </math:mfenced>
        </math:mfrac>
      </math:mrow>
      <math:mo math:stretchy="false">=</math:mo>
      <math:mfrac>
        <math:mi math:fontstyle="normal">C</math:mi>
        <math:mi math:fontstyle="normal">x</math:mi>
      </math:mfrac>
    </math:mrow>
    <math:annotation math:encoding="StarMath 5.0">abs z = {C over {abs x}} = C over x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normal">z</math:mi>
      <math:mo math:stretchy="false">=</math:mo>
      <math:mfrac>
        <math:mi math:fontstyle="normal">C</math:mi>
        <math:mi math:fontstyle="normal">x</math:mi>
      </math:mfrac>
    </math:mrow>
    <math:annotation math:encoding="StarMath 5.0">z = C over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o math:stretchy="false">−</math:mo>
        <math:mfrac>
          <math:mi math:fontstyle="normal">T</math:mi>
          <math:mn>3</math:mn>
        </math:mfrac>
      </math:mrow>
    </math:mrow>
    <math:annotation math:encoding="StarMath 5.0">{dT over dt} = - {T over 3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i math:fontstyle="normal">'</math:mi>
        <math:mo math:stretchy="false">=</math:mo>
        <math:mfrac>
          <math:mi math:fontstyle="normal">C</math:mi>
          <math:mi math:fontstyle="normal">x</math:mi>
        </math:mfrac>
      </math:mrow>
    </math:mrow>
    <math:annotation math:encoding="StarMath 5.0">u' = C over x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i math:fontstyle="normal">C</math:mi>
        <math:mi math:fontstyle="normal">x</math:mi>
      </math:mfrac>
      <math:mi/>
      <math:mi>dx</math:mi>
    </math:mrow>
    <math:annotation math:encoding="StarMath 5.0">u = {size *1.25 int ""} C over x `dx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i math:fontstyle="normal">C</math:mi>
      </math:mrow>
      <math:mi/>
      <math:mi>ln</math:mi>
      <math:mi/>
      <math:mfenced math:open="∣" math:close="∣">
        <math:mi math:fontstyle="normal">x</math:mi>
      </math:mfenced>
      <math:mrow>
        <math:mi/>
        <math:mo math:stretchy="false">+</math:mo>
        <math:mi/>
      </math:mrow>
      <math:mi math:fontstyle="normal">D</math:mi>
    </math:mrow>
    <math:annotation math:encoding="StarMath 5.0">u = C `ln` abs x ``+`` D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normal">y</math:mi>
            <math:mn>2</math:mn>
          </math:msub>
          <math:mo math:stretchy="false">=</math:mo>
          <math:msub>
            <math:mi>uy</math:mi>
            <math:mn>1</math:mn>
          </math:msub>
        </math:mrow>
        <math:mo math:stretchy="false">=</math:mo>
        <math:mrow>
          <math:mo math:stretchy="false">(</math:mo>
          <math:mrow>
            <math:mi math:fontstyle="normal">C</math:mi>
            <math:mi/>
            <math:mi>ln</math:mi>
            <math:mi/>
            <math:mfenced math:open="∣" math:close="∣">
              <math:mi math:fontstyle="normal">x</math:mi>
            </math:mfenced>
            <math:mrow>
              <math:mi/>
              <math:mo math:stretchy="false">+</math:mo>
              <math:mi/>
            </math:mrow>
            <math:mi math:fontstyle="normal">D</math:mi>
          </math:mrow>
          <math:mo math:stretchy="false">)</math:mo>
        </math:mrow>
      </math:mrow>
      <math:msup>
        <math:mi math:fontstyle="normal">x</math:mi>
        <math:mn>4</math:mn>
      </math:msup>
    </math:mrow>
    <math:annotation math:encoding="StarMath 5.0">y_2 = uy_1 = (C `ln` abs x  ``+``  D)x^4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row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+</math:mo>
          <math:mi math:fontstyle="normal">i</math:mi>
        </math:mrow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Z} = {widevec X_1} + i {widevec X_2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dT</math:mi>
        <math:mo math:stretchy="false">=</math:mo>
        <math:mrow>
          <math:mo math:stretchy="false">−</math:mo>
          <math:mfrac>
            <math:mi math:fontstyle="normal">T</math:mi>
            <math:mn>3</math:mn>
          </math:mfrac>
        </math:mrow>
      </math:mrow>
      <math:mi>dt</math:mi>
    </math:mrow>
    <math:annotation math:encoding="StarMath 5.0">dT = - {T over 3} dt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Z</math:mi>
      <math:mo math:stretchy="false">→</math:mo>
    </math:mover>
    <math:annotation math:encoding="StarMath 5.0">widevec Z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o math:stretchy="false">+</math:mo>
            <math:mi math:fontstyle="normal">i</math:mi>
          </math:mrow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</math:mfenced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fenced math:open="" math:close="">
        <math:mrow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o math:stretchy="false">+</math:mo>
            <math:mi math:fontstyle="normal">i</math:mi>
          </math:mrow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</math:mfenced>
    </math:mrow>
    <math:annotation math:encoding="StarMath 5.0">left ( {widevec X_1} + i{widevec X_2} right ) ' = {bold A} left ( {widevec X_1} + i{widevec X_2} right 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row>
        <math:mi math:fontstyle="normal">'</math:mi>
        <math:mo math:stretchy="false">+</math:mo>
        <math:mi math:fontstyle="normal">i</math:mi>
      </math:mrow>
      <math:mover math:accent="true">
        <math:msub>
          <math:mi math:fontstyle="normal">X</math:mi>
          <math:mn>2</math:mn>
        </math:msub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i math:fontstyle="normal">i</math:mi>
      </math:mrow>
      <math:mstyle math:fontweight="bold">
        <math:mrow>
          <math:mi math:fontstyle="normal">A</math:mi>
        </math:mrow>
      </math:mstyle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_1}' + i{widevec X_2}' = {bold A} {widevec X_1} + i {bold A} {widevec X_2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fenced math:open="" math:close=""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row>
                  <math:mi math:fontstyle="normal">'</math:mi>
                  <math:mo math:stretchy="false">−</math:mo>
                  <math:mstyle math:fontweight="bold">
                    <math:mrow>
                      <math:mi math:fontstyle="normal">A</math:mi>
                    </math:mrow>
                  </math:mstyle>
                </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row>
            </math:mfenced>
            <math:mo math:stretchy="false"></math:mo>
          </math:munder>
          <math:msub>
            <math:mi math:fontstyle="normal">P</math:mi>
            <math:mn>1</math:mn>
          </math:msub>
        </math:munder>
        <math:mo math:stretchy="false">+</math:mo>
        <math:mi math:fontstyle="normal">i</math:mi>
      </math:mrow>
      <math:mrow>
        <math:munder>
          <math:munder math:accent="true">
            <math:mfenced math:open="" math:close=""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row>
                  <math:mi math:fontstyle="normal">'</math:mi>
                  <math:mo math:stretchy="false">−</math:mo>
                  <math:mstyle math:fontweight="bold">
                    <math:mrow>
                      <math:mi math:fontstyle="normal">A</math:mi>
                    </math:mrow>
                  </math:mstyle>
                </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</math:mrow>
            </math:mfenced>
            <math:mo math:stretchy="false"></math:mo>
          </math:munder>
          <math:msub>
            <math:mi math:fontstyle="normal">P</math:mi>
            <math:mn>2</math:mn>
          </math:msub>
        </math:munder>
        <math:mo math:stretchy="false">=</math:mo>
        <math:mn>0</math:mn>
      </math:mrow>
    </math:mrow>
    <math:annotation math:encoding="StarMath 5.0">{{left ( {widevec X_1}' - {bold A} {widevec X_1} right )} underbrace {P_1}} + i {{left ( {widevec X_2}' - {bold A} {widevec X_2} right )} underbrace {P_2}} = 0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o math:stretchy="false">−</math:mo>
                  <math:mn>3</math:mn>
                </math:mrow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{widevec X}' = left ( matrix{1 # -4 ## 5 # -3} right ) {widevec X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4</math:mn>
              </math:mrow>
            </math:mtd>
          </math:mtr>
          <math:mtr>
            <math:mtd>
              <math:mn>5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</math:mrow>
    <math:annotation math:encoding="StarMath 5.0">{bold A} = left ( matrix{1 # -4 ## 5 # -3} right 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fenced math:open="" math:close=""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</math:mfenced>
        <math:mo math:stretchy="false">=</math:mo>
        <math:mi>det</math:mi>
      </math:mrow>
      <math:mrow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3</math:mn>
                  </math:mrow>
                  <math:mo math:stretchy="false">−</math:mo>
                  <math:mi math:fontstyle="normal">λ</math:mi>
                </math:mrow>
              </math:mtd>
            </math:mtr>
          </math:mtable>
        </math:mfenced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row>
                <math:mo math:stretchy="false">−</math:mo>
                <math:mn>3</math:mn>
              </math:mrow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20</math:mn>
        </math:mrow>
        <math:mo math:stretchy="false">=</math:mo>
        <math:mtext/>
      </math:mrow>
    </math:mrow>
    <math:annotation math:encoding="StarMath 5.0">0 = det left ( {bold A} - λ{bold I} right ) = det left ( matrix{1 - λ # -4 ## 5 # -3 - λ} right ) = (1 - λ)(-3 - λ) + 20 = ""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+</math:mo>
              <math:mn>2λ</math:mn>
            </math:mrow>
            <math:mo math:stretchy="false">+</math:mo>
            <math:mn>17</math:mn>
          </math:mrow>
        </math:mrow>
        <math:mo math:stretchy="false">=</math:mo>
        <math:mrow>
          <math:msup>
            <math:mrow>
              <math:mo math:stretchy="false">(</math:mo>
              <math:mrow>
                <math:mi math:fontstyle="normal">λ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o math:stretchy="false">+</math:mo>
          <math:mn>16</math:mn>
        </math:mrow>
      </math:mrow>
      <math:mo math:stretchy="false">=</math:mo>
      <math:mn>0</math:mn>
    </math:mrow>
    <math:annotation math:encoding="StarMath 5.0">"" = λ^2 + 2λ + 17 = (λ + 1)^2 + 16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T</math:mi>
          <math:mi math:fontstyle="normal">T</math:mi>
        </math:mfrac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i>dt</math:mi>
    </math:mrow>
    <math:annotation math:encoding="StarMath 5.0">{dT over T} = - {1 over 3} dt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i math:fontstyle="normal">λ</math:mi>
            <math:mo math:stretchy="false">+</math:mo>
            <math:mn>1</math:mn>
          </math:mrow>
          <math:mo math:stretchy="false">)</math:mo>
        </math:mrow>
        <math:mn>2</math:mn>
      </math:msup>
      <math:mo math:stretchy="false">=</math:mo>
      <math:mrow>
        <math:mo math:stretchy="false">−</math:mo>
        <math:mn>16</math:mn>
      </math:mrow>
    </math:mrow>
    <math:annotation math:encoding="StarMath 5.0">(λ + 1)^2 = -16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λ</math:mi>
          <math:mo math:stretchy="false">+</math:mo>
          <math:mn>1</math:mn>
        </math:mrow>
        <math:mo math:stretchy="false">)</math:mo>
      </math:mrow>
      <math:mo math:stretchy="false">=</math:mo>
      <math:mrow>
        <math:mo math:stretchy="false">±</math:mo>
        <math:mn>4i</math:mn>
      </math:mrow>
    </math:mrow>
    <math:annotation math:encoding="StarMath 5.0">(λ + 1) = +- 4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row>
        <math:mrow>
          <math:mo math:stretchy="false">−</math:mo>
          <math:mn>1</math:mn>
        </math:mrow>
        <math:mo math:stretchy="false">±</math:mo>
        <math:mn>4i</math:mn>
      </math:mrow>
    </math:mrow>
    <math:annotation math:encoding="StarMath 5.0">λ = -1 +- 4i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v</math:mi>
      <math:mo math:stretchy="false">→</math:mo>
    </math:mover>
    <math:annotation math:encoding="StarMath 5.0">widevec v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λ</math:mi>
      </math:mrow>
      <math:mover math:accent="true">
        <math:mi math:fontstyle="normal">v</math:mi>
        <math:mo math:stretchy="false">→</math:mo>
      </math:mover>
      <math:mi/>
      <math:mo math:stretchy="false">⇔</math:mo>
      <math:mi/>
      <math:mrow>
        <math:mn>0</math:mn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v</math:mi>
          <math:mo math:stretchy="false">→</math:mo>
        </math:mover>
        <math:mo math:stretchy="false">−</math:mo>
        <math:mi math:fontstyle="normal">λ</math:mi>
      </math:mrow>
      <math:mrow>
        <math:mover math:accent="true">
          <math:mi math:fontstyle="normal">v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3</math:mn>
                  </math:mrow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2</math:mn>
                  <math:mo math:stretchy="false">−</math:mo>
                  <math:mn>4i</math:mn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o math:stretchy="false">−</math:mo>
                  <math:mn>4i</math:mn>
                </math:mrow>
              </math:mtd>
            </math:mtr>
          </math:mtable>
        </math:mfenced>
      </math:mrow>
      <math:mover math:accent="true">
        <math:mi math:fontstyle="normal">v</math:mi>
        <math:mo math:stretchy="false">→</math:mo>
      </math:mover>
    </math:mrow>
    <math:annotation math:encoding="StarMath 5.0">{bold A}{widevec v} = λ{widevec v} ~dlrarrow~ 0 = {bold A}{widevec v} - λ{widevec v} = ({bold A} - λ{bold I}){widevec v} = left ( matrix{1 - λ # -4 ## 5 # -3 - λ} right ) {widevec v} = left ( matrix{2 - 4i # -4 ## 5 # -2 - 4i} right ) {widevec v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v</math:mi>
        <math:mo math:stretchy="false">→</math:mo>
      </math:mover>
      <math:mo math:stretchy="false">=</math:mo>
      <math:mfenced math:open="" math:close="">
        <math:mtable>
          <math:mtr>
            <math:mn>2</math:mn>
          </math:mtr>
          <math:mtr>
            <math:mrow>
              <math:mn>1</math:mn>
              <math:mo math:stretchy="false">−</math:mo>
              <math:mn>2i</math:mn>
            </math:mrow>
          </math:mtr>
        </math:mtable>
      </math:mfenced>
    </math:mrow>
    <math:annotation math:encoding="StarMath 5.0">{widevec v} = left ( stack{2 # 1 - 2i} right 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row>
                  <math:mo math:stretchy="false">−</math:mo>
                  <math:mn>1</math:mn>
                </math:mrow>
                <math:mo math:stretchy="false">+</math:mo>
                <math:mn>4i</math:mn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n>2</math:mn>
            </math:mtr>
            <math:mtr>
              <math:mrow>
                <math:mn>1</math:mn>
                <math:mo math:stretchy="false">−</math:mo>
                <math:mn>2i</math:mn>
              </math:mrow>
            </math:mtr>
          </math:mtable>
        </math:mfenced>
        <math:mo math:stretchy="false">=</math:mo>
        <math:msup>
          <math:mi math:fontstyle="normal">e</math:mi>
          <math:mrow>
            <math:mo math:stretchy="false">−</math:mo>
            <math:mi math:fontstyle="normal">t</math:mi>
          </math:mrow>
        </math:msup>
      </math:mrow>
      <math:mi>cis</math:mi>
      <math:mrow>
        <math:mrow>
          <math:mrow>
            <math:mo math:stretchy="false">(</math:mo>
            <math:mn>4t</math:mn>
            <math:mo math:stretchy="false">)</math:mo>
          </math:mrow>
          <math:mo math:stretchy="false">⋅</math:mo>
          <math:mfenced math:open="" math:close="">
            <math:mtable>
              <math:mtr>
                <math:mn>2</math:mn>
              </math:mtr>
              <math:mtr>
                <math:mrow>
                  <math:mn>1</math:mn>
                  <math:mo math:stretchy="false">−</math:mo>
                  <math:mn>2i</math:mn>
                </math:mrow>
              </math:mtr>
            </math:mtable>
          </math:mfenced>
        </math:mrow>
        <math:mo math:stretchy="false">=</math:mo>
        <math:mtext/>
      </math:mrow>
    </math:mrow>
    <math:annotation math:encoding="StarMath 5.0">{widevec Z} = e^{(-1 + 4i)t} left ( stack{2 # 1 - 2i} right ) = e^{-t} cis (4t) cdot left ( stack{2 # 1 - 2i} right ) = "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T</math:mi>
          <math:mi math:fontstyle="normal">T</math:mi>
        </math:mfrac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n>1</math:mn>
            <math:mn>3</math:mn>
          </math:mfrac>
        </math:mrow>
      </math:mrow>
      <math:mi>dt</math:mi>
    </math:mrow>
    <math:annotation math:encoding="StarMath 5.0">{size *1.25 int ""} {dT over T} = {size *1.25 int ""} - {1 over 3} dt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T</math:mi>
          <math:mi math:fontstyle="normal">T</math:mi>
        </math:mfrac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style math:fontsize="125%">
        <math:mrow>
          <math:mrow>
            <math:mo math:stretchy="false">∫</math:mo>
            <math:mtext/>
          </math:mrow>
        </math:mrow>
      </math:mstyle>
      <math:mi>dt</math:mi>
    </math:mrow>
    <math:annotation math:encoding="StarMath 5.0">{size *1.25 int ""} {dT over T} = -{1 over 3} {size *1.25 int ""} d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T</math:mi>
        </math:mfenced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row>
        <math:mi math:fontstyle="normal">t</math:mi>
        <math:mo math:stretchy="false">+</math:mo>
        <math:mi math:fontstyle="normal">C</math:mi>
      </math:mrow>
    </math:mrow>
    <math:annotation math:encoding="StarMath 5.0">ln abs T = -{1 over 3}t + C</math:annotation>
  </math:semantics>
</math:math>
</file>